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fe7" officeooo:paragraph-rsid="00143fa6"/>
    </style:style>
    <style:style style:name="P2" style:family="paragraph" style:parent-style-name="Standard">
      <style:text-properties officeooo:rsid="00212a1a" officeooo:paragraph-rsid="00143fa6"/>
    </style:style>
    <style:style style:name="P3" style:family="paragraph" style:parent-style-name="Standard">
      <style:text-properties officeooo:rsid="00040756" officeooo:paragraph-rsid="00143fa6"/>
    </style:style>
    <style:style style:name="P4" style:family="paragraph" style:parent-style-name="Standard">
      <style:text-properties officeooo:rsid="0006874a" officeooo:paragraph-rsid="00143fa6"/>
    </style:style>
    <style:style style:name="P5" style:family="paragraph" style:parent-style-name="Standard">
      <style:text-properties officeooo:paragraph-rsid="00143fa6"/>
    </style:style>
    <style:style style:name="P6" style:family="paragraph" style:parent-style-name="Standard">
      <style:text-properties officeooo:rsid="0014ff38" officeooo:paragraph-rsid="0014ff38"/>
    </style:style>
    <style:style style:name="P7" style:family="paragraph" style:parent-style-name="Standard">
      <style:paragraph-properties fo:text-align="center" style:justify-single-word="false"/>
      <style:text-properties fo:font-size="18pt" fo:font-weight="bold" officeooo:rsid="00143fa6" officeooo:paragraph-rsid="00143fa6" style:font-size-asian="18pt" style:font-weight-asian="bold" style:font-size-complex="18pt" style:font-weight-complex="bold"/>
    </style:style>
    <style:style style:name="P8" style:family="paragraph" style:parent-style-name="Standard">
      <style:text-properties fo:font-size="14pt" fo:font-weight="bold" officeooo:rsid="00143fa6" officeooo:paragraph-rsid="00143fa6" style:font-size-asian="14pt" style:font-weight-asian="bold" style:font-size-complex="14pt" style:font-weight-complex="bold"/>
    </style:style>
    <style:style style:name="P9" style:family="paragraph" style:parent-style-name="Standard">
      <style:text-properties fo:font-size="14pt" fo:font-weight="bold" officeooo:rsid="0014ff38" officeooo:paragraph-rsid="0014ff38" style:font-size-asian="14pt" style:font-weight-asian="bold" style:font-size-complex="14pt" style:font-weight-complex="bold"/>
    </style:style>
    <style:style style:name="T1" style:family="text">
      <style:text-properties officeooo:rsid="0005e787"/>
    </style:style>
    <style:style style:name="T2" style:family="text">
      <style:text-properties fo:font-variant="normal" fo:text-transform="none" fo:color="#333333" style:font-name="Arial" fo:font-size="11.25pt" fo:letter-spacing="normal" fo:font-style="normal" fo:font-weight="normal"/>
    </style:style>
    <style:style style:name="T3" style:family="text">
      <style:text-properties fo:font-variant="normal" fo:text-transform="none" fo:color="#333333" style:font-name="Liberation Serif" fo:font-size="11.25pt" fo:letter-spacing="normal" fo:font-style="normal" fo:font-weight="normal"/>
    </style:style>
    <style:style style:name="T4" style:family="text">
      <style:text-properties fo:font-variant="normal" fo:text-transform="none" fo:color="#333333" style:font-name="Liberation Serif" fo:font-size="12pt" fo:letter-spacing="normal" fo:font-style="normal" fo:font-weight="normal" style:font-size-asian="12pt" style:font-size-complex="12pt"/>
    </style:style>
    <style:style style:name="T5" style:family="text">
      <style:text-properties fo:font-variant="normal" fo:text-transform="none" fo:color="#333333" fo:font-size="11.25pt" fo:letter-spacing="normal" fo:font-style="normal" fo:font-weight="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officeooo:rsid="0006874a"/>
    </style:style>
    <style:style style:name="T9" style:family="text">
      <style:text-properties fo:font-weight="bold" style:font-weight-asian="bold" style:font-weight-complex="bold"/>
    </style:style>
    <style:style style:name="T10" style:family="text">
      <style:text-properties fo:font-weight="bold" officeooo:rsid="0005e787" style:font-weight-asian="bold" style:font-weight-complex="bold"/>
    </style:style>
    <style:style style:name="T11" style:family="text">
      <style:text-properties fo:font-weight="bold" officeooo:rsid="0006874a" style:font-weight-asian="bold" style:font-weight-complex="bold"/>
    </style:style>
    <style:style style:name="T12" style:family="text">
      <style:text-properties style:font-name="Liberation Serif" officeooo:rsid="0005e787"/>
    </style:style>
    <style:style style:name="T13" style:family="text">
      <style:text-properties style:font-name="Liberation Serif" fo:font-size="12pt" officeooo:rsid="0005e787" style:font-size-asian="12pt" style:font-size-complex="12pt"/>
    </style:style>
    <style:style style:name="T14" style:family="text">
      <style:text-properties fo:color="#000000" style:font-name="Liberation Serif" fo:font-size="12pt" officeooo:rsid="0005e787" style:font-size-asian="12pt" style:font-size-complex="12pt"/>
    </style:style>
    <style:style style:name="T15" style:family="text">
      <style:text-properties officeooo:rsid="00074fe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ital Asset Pricing Model </text:p>
      <text:p text:style-name="P2"/>
      <text:p text:style-name="P3"/>
      <text:p text:style-name="P8">1. Khái niệm</text:p>
      <text:p text:style-name="P8"/>
      <text:p text:style-name="P5"><text:span text:style-name="T10">- Capital asset pricing model / Mô hình định gía tài sản vốn</text:span><text:span text:style-name="T1">:</text:span><text:span text:style-name="T14"> Là c</text:span><text:span text:style-name="T7">ông thức toán học so sánh rủi ro kỳ vọng với lợi ích kỳ vọng. Các nhà đầu tư các loại tài sản có rủi ro cao sẽ mang lại lợi nhuận cao. Ví dụ các nhà đầu tư kỳ vọng cổ phiếu thường mang lại tiền lãi đầu tư cao (phần bù rủi ro) hơn tín phiếu Kho bạc ba tháng, một chứng khoán không có rủi ro. Lý thuyết này giả định các nhà đầu tư thị trường cổ phiếu được lợi đối với rủi ro thị trường, được gọi là rủi ro BETA. </text:span></text:p>
      <text:p text:style-name="P5"><text:span text:style-name="T2"/></text:p>
      <text:p text:style-name="P5"><text:span text:style-name="T8">- </text:span><text:span text:style-name="T11">Hệ số beta</text:span><text:span text:style-name="T8"> được định nghĩa như là hệ số đo lường mức độ biến động lợi nhuận cổ phiếu cá biệt so với mức độ biến động lơi nhuận danh mục cổ phiếu thị trường. </text:span>Ở đây β được định nghĩa là hệ số đo lường sự biến động của lợi nhuận. Cho nên, β được xem như là hệ số đo lường rủi ro của chứng khoán. Hệ số β =1 được định nghĩa như là hệ số β của danh mục thị trường</text:p>
      <text:p text:style-name="P5"/>
      <text:p text:style-name="P5"><text:span text:style-name="T9">- Quan hệ giữa rủi ro và lợi nhuận </text:span></text:p>
      <text:p text:style-name="P4">Lợi nhuận kỳ vọng của một chứng khoán có quan hệ đồng biến với rủi ro của chứng khoán đó, nghĩa là nhà đầu tư kỳ vọng chứng khoán rủi ro cao có lợi nhuận cao và ngược lại. </text:p>
      <text:p text:style-name="P6"/>
      <text:p text:style-name="P6"/>
      <text:p text:style-name="P9">2. Tài liệu tham khảo</text:p>
      <text:p text:style-name="P6">Khóa học phân tích tài chính của đại học Fulbright: <text:a xlink:type="simple" xlink:href="https://voer.edu.vn/c/tong-quan-ve-phan-tich-tai-chinh/5ad71c9e/dabdcb8a" text:style-name="Internet_20_link" text:visited-style-name="Visited_20_Internet_20_Link"><text:span text:style-name="T15">https://voer.edu.vn/c/tong-quan-ve-phan-tich-tai-chinh/5ad71c9e/dabdcb8a</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8:02:49.911363135</meta:creation-date>
    <meta:generator>LibreOffice/5.1.6.2$Linux_X86_64 LibreOffice_project/10m0$Build-2</meta:generator>
    <dc:date>2019-10-18T18:07:51.659129894</dc:date>
    <meta:editing-duration>PT5M</meta:editing-duration>
    <meta:editing-cycles>3</meta:editing-cycles>
    <meta:document-statistic meta:table-count="0" meta:image-count="0" meta:object-count="0" meta:page-count="1" meta:paragraph-count="8" meta:word-count="268" meta:character-count="1228" meta:non-whitespace-character-count="964"/>
  </office:meta>
</office:document-meta>
</file>